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20%" style:writing-mode="lr-tb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6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7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8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0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1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2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4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5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6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7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8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9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1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2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3">
      <style:paragraph-properties fo:margin-left="0in" fo:margin-right="0in" fo:margin-top="0in" fo:margin-bottom="0in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4">
      <style:paragraph-properties fo:margin-left="0in" fo:margin-right="0in" fo:margin-top="0in" fo:margin-bottom="0in" fo:text-indent="0in" style:auto-text-indent="false"/>
    </style:style>
    <style:style style:name="P24" style:family="paragraph" style:parent-style-name="Text_20_body" style:list-style-name="L9">
      <style:paragraph-properties fo:margin-left="0in" fo:margin-right="0in" fo:margin-top="0in" fo:margin-bottom="0in" fo:text-indent="0in" style:auto-text-indent="false"/>
    </style:style>
    <style:style style:name="P25" style:family="paragraph" style:parent-style-name="Text_20_body" style:list-style-name="L5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3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20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in" fo:margin-bottom="0in" fo:line-height="120%" style:writing-mode="lr-tb"/>
    </style:style>
    <style:style style:name="P29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ff2de8de-3a44-f4eb-7600-9e83381d2535"/>Welcome to QualitySoft Contact List!</text:p>
      <text:p text:style-name="Text_20_body"/>
      <text:p text:style-name="P2">Choose from the following options.</text:p>
      <text:list xml:id="list1882249276555624213" text:style-name="L17">
        <text:list-item>
          <text:p text:style-name="P17">Add User</text:p>
        </text:list-item>
        <text:list-item>
          <text:p text:style-name="P17">Print Contact List</text:p>
        </text:list-item>
        <text:list-item>
          <text:p text:style-name="P17">Retrieve person info by last name</text:p>
        </text:list-item>
        <text:list-item>
          <text:p text:style-name="P17">Quit</text:p>
        </text:list-item>
      </text:list>
      <text:p text:style-name="Text_20_body"/>
      <text:p text:style-name="P2">Your choice: 1</text:p>
      <text:p text:style-name="Text_20_body"/>
      <text:p text:style-name="P2">You picked 1. Add User. (press ! to quit adding user)</text:p>
      <text:p text:style-name="Text_20_body"/>
      <text:p text:style-name="P2">Last Name: </text:p>
      <text:p text:style-name="P2">New contact requires a last name. Please enter a Last Name: Lo</text:p>
      <text:p text:style-name="P2">First Name: Shu</text:p>
      <text:p text:style-name="P2">Address Line 1: 1234 First St.</text:p>
      <text:p text:style-name="P2">Address Line 2: #1</text:p>
      <text:p text:style-name="P2">City: San Jose</text:p>
      <text:p text:style-name="P2">State: CA</text:p>
      <text:p text:style-name="P2">Zip: 95125</text:p>
      <text:p text:style-name="P2">email: shulo.com</text:p>
      <text:p text:style-name="P3"><text:span text:style-name="T1">Please enter valid email: </text:span><text:a xlink:type="simple" xlink:href="mailto:shulo@home.com">Shu@home.com</text:a></text:p>
      <text:p text:style-name="P2">Phone: 408123</text:p>
      <text:p text:style-name="P2">Please enter valid Phone: 4081234567</text:p>
      <text:p text:style-name="P2">Note: CS 1A, Java -Winter 2016</text:p>
      <text:p text:style-name="Text_20_body"/>
      <text:p text:style-name="P2">Choose from the following options.</text:p>
      <text:list xml:id="list4406747234941530221" text:style-name="L18">
        <text:list-item>
          <text:p text:style-name="P18">Add User</text:p>
        </text:list-item>
        <text:list-item>
          <text:p text:style-name="P18">Print Contact List</text:p>
        </text:list-item>
        <text:list-item>
          <text:p text:style-name="P18">Retrieve person info by last name</text:p>
        </text:list-item>
        <text:list-item>
          <text:p text:style-name="P18">Quit</text:p>
        </text:list-item>
      </text:list>
      <text:p text:style-name="Text_20_body"/>
      <text:p text:style-name="P2">Your choice: 1</text:p>
      <text:p text:style-name="Text_20_body"/>
      <text:p text:style-name="P2">You picked 1. Add User. (press ! to quit adding user)</text:p>
      <text:p text:style-name="Text_20_body"/>
      <text:p text:style-name="P2">Last Name: Kim</text:p>
      <text:p text:style-name="P2">First Name: Namjun</text:p>
      <text:p text:style-name="P2">Address Line 1: 1234 Second St.</text:p>
      <text:p text:style-name="P2"><text:soft-page-break/>Address Line 2: #1</text:p>
      <text:p text:style-name="P2">City: San Jose</text:p>
      <text:p text:style-name="P2">State: CA</text:p>
      <text:p text:style-name="P2">Zip: 95126</text:p>
      <text:p text:style-name="P2">email: Namjun@home.com</text:p>
      <text:p text:style-name="P2">Phone: 4081230987</text:p>
      <text:p text:style-name="P2">Note: CS 1A, Java -Winter 2016</text:p>
      <text:p text:style-name="Text_20_body"/>
      <text:p text:style-name="P2">Choose from the following options.</text:p>
      <text:list xml:id="list2216010421620536366" text:style-name="L19">
        <text:list-item>
          <text:p text:style-name="P19">Add User</text:p>
        </text:list-item>
        <text:list-item>
          <text:p text:style-name="P19">Print Contact List</text:p>
        </text:list-item>
        <text:list-item>
          <text:p text:style-name="P19">Retrieve person info by last name</text:p>
        </text:list-item>
        <text:list-item>
          <text:p text:style-name="P19">Quit</text:p>
        </text:list-item>
      </text:list>
      <text:p text:style-name="Text_20_body"/>
      <text:p text:style-name="P2">Your choice: 1</text:p>
      <text:p text:style-name="Text_20_body"/>
      <text:p text:style-name="P2">You picked 1. Add User. (press ! to quit adding user)</text:p>
      <text:p text:style-name="Text_20_body"/>
      <text:p text:style-name="P2">Last Name: Jayasinha</text:p>
      <text:p text:style-name="P2">First Name: Kushlani</text:p>
      <text:p text:style-name="P2">Address Line 1: 1234 Third St.</text:p>
      <text:p text:style-name="P2">Address Line 2: #1</text:p>
      <text:p text:style-name="P2">City: San Jose</text:p>
      <text:p text:style-name="P2">State: CA</text:p>
      <text:p text:style-name="P2">Zip: 95128</text:p>
      <text:p text:style-name="P2">email: Kushlani@home.com</text:p>
      <text:p text:style-name="P2">Phone: 4081230000</text:p>
      <text:p text:style-name="P2">Note: CS 1A, Java -Winter 2016</text:p>
      <text:p text:style-name="Text_20_body"/>
      <text:p text:style-name="P2">Choose from the following options.</text:p>
      <text:list xml:id="list1348188025043539598" text:style-name="L20">
        <text:list-item>
          <text:p text:style-name="P27">Add User</text:p>
        </text:list-item>
        <text:list-item>
          <text:p text:style-name="P27">Print Contact List</text:p>
        </text:list-item>
        <text:list-item>
          <text:p text:style-name="P27">Retrieve person info by last name</text:p>
        </text:list-item>
        <text:list-item>
          <text:p text:style-name="P27">Quit</text:p>
        </text:list-item>
      </text:list>
      <text:p text:style-name="Text_20_body"/>
      <text:p text:style-name="P2">Your choice: 1</text:p>
      <text:p text:style-name="Text_20_body"/>
      <text:p text:style-name="P2">You picked 1. Add User. (press ! to quit adding user)</text:p>
      <text:p text:style-name="Text_20_body"/>
      <text:p text:style-name="P2"><text:soft-page-break/>Last Name: Lane</text:p>
      <text:p text:style-name="P2">First Name: Chris</text:p>
      <text:p text:style-name="P2">Address Line 1:</text:p>
      <text:p text:style-name="P2">Address Line 2:</text:p>
      <text:p text:style-name="P2">City: San Jose</text:p>
      <text:p text:style-name="P2">State:</text:p>
      <text:p text:style-name="P2">Zip:</text:p>
      <text:p text:style-name="P2">email: Chris@home.com</text:p>
      <text:p text:style-name="P2">Phone:</text:p>
      <text:p text:style-name="P2">Note:</text:p>
      <text:p text:style-name="Text_20_body"/>
      <text:p text:style-name="P2">Choose from the following options.</text:p>
      <text:list xml:id="list3684808529553332119" text:style-name="L21">
        <text:list-item>
          <text:p text:style-name="P20">Add User</text:p>
        </text:list-item>
        <text:list-item>
          <text:p text:style-name="P20">Print Contact List</text:p>
        </text:list-item>
        <text:list-item>
          <text:p text:style-name="P20">Retrieve person info by last name</text:p>
        </text:list-item>
        <text:list-item>
          <text:p text:style-name="P20">Quit</text:p>
        </text:list-item>
      </text:list>
      <text:p text:style-name="Text_20_body"/>
      <text:p text:style-name="P2">Your choice: 2</text:p>
      <text:p text:style-name="Text_20_body"/>
      <text:p text:style-name="P2">You picked 2. Print Contact List</text:p>
      <text:p text:style-name="Text_20_body"/>
      <text:p text:style-name="P2">Shu Lo</text:p>
      <text:p text:style-name="P2">1234 First St. #1</text:p>
      <text:p text:style-name="P2">San Jose, CA 95125</text:p>
      <text:p text:style-name="P3"><text:span text:style-name="T1">email: </text:span><text:a xlink:type="simple" xlink:href="mailto:Shu@home.com">Shu@home.com</text:a></text:p>
      <text:p text:style-name="P2">Phone: (408) 123-4567</text:p>
      <text:p text:style-name="Text_20_body"/>
      <text:p text:style-name="P2">Namjun Kim</text:p>
      <text:p text:style-name="P2">1234 Second St. #1</text:p>
      <text:p text:style-name="P2">San Jose, CA 95126</text:p>
      <text:p text:style-name="P3"><text:span text:style-name="T1">email: </text:span><text:a xlink:type="simple" xlink:href="mailto:Namjun@home.com">Namjun@home.com</text:a></text:p>
      <text:p text:style-name="P2">Phone: (408) 123-0987</text:p>
      <text:p text:style-name="Text_20_body"/>
      <text:p text:style-name="P2">Kushlani Jayasinha</text:p>
      <text:p text:style-name="P2">1234 Third St. #1</text:p>
      <text:p text:style-name="P2">San Jose, CA 95128</text:p>
      <text:p text:style-name="P3"><text:span text:style-name="T1">email: </text:span><text:a xlink:type="simple" xlink:href="mailto:Kushlani@home.com">Kushlani@home.com</text:a></text:p>
      <text:p text:style-name="P2">Phone: (408) 123-0000</text:p>
      <text:p text:style-name="Text_20_body"/>
      <text:p text:style-name="P2"><text:soft-page-break/>Chris Lane</text:p>
      <text:p text:style-name="P2">email: <text:a xlink:type="simple" xlink:href="mailto:Chris@home.com">Chris@home.com</text:a></text:p>
      <text:p text:style-name="Text_20_body"/>
      <text:p text:style-name="P2">Choose from the following options.</text:p>
      <text:list xml:id="list4059249713726503034" text:style-name="L22">
        <text:list-item>
          <text:p text:style-name="P21">Add User</text:p>
        </text:list-item>
        <text:list-item>
          <text:p text:style-name="P21">Print Contact List</text:p>
        </text:list-item>
        <text:list-item>
          <text:p text:style-name="P21">Retrieve person info by last name</text:p>
        </text:list-item>
        <text:list-item>
          <text:p text:style-name="P21">Quit</text:p>
        </text:list-item>
      </text:list>
      <text:p text:style-name="Text_20_body"/>
      <text:p text:style-name="P2">Your choice: 3</text:p>
      <text:p text:style-name="Text_20_body"/>
      <text:p text:style-name="P2">You picked 3. Retrieve person info by last name.</text:p>
      <text:p text:style-name="Text_20_body"/>
      <text:p text:style-name="P2">Last Name: Kim</text:p>
      <text:p text:style-name="Text_20_body"/>
      <text:p text:style-name="P2">Namjun Kim</text:p>
      <text:p text:style-name="P2">1234 Second St. #1</text:p>
      <text:p text:style-name="P2">San Jose, CA 95126</text:p>
      <text:p text:style-name="P3"><text:span text:style-name="T1">email: </text:span><text:a xlink:type="simple" xlink:href="mailto:Namjun@home.com">Namjun@home.com</text:a></text:p>
      <text:p text:style-name="P2">Phone: (408) 123-0987</text:p>
      <text:p text:style-name="Text_20_body"/>
      <text:p text:style-name="P2">Choose from the following options.</text:p>
      <text:list xml:id="list1788044809772556991" text:style-name="L23">
        <text:list-item>
          <text:p text:style-name="P22">Add User</text:p>
        </text:list-item>
        <text:list-item>
          <text:p text:style-name="P22">Print Contact List</text:p>
        </text:list-item>
        <text:list-item>
          <text:p text:style-name="P22">Retrieve person info by last name</text:p>
        </text:list-item>
        <text:list-item>
          <text:p text:style-name="P22">Quit</text:p>
        </text:list-item>
      </text:list>
      <text:p text:style-name="Text_20_body"/>
      <text:p text:style-name="P2">Your choice: 4</text:p>
      <text:p text:style-name="Text_20_body"/>
      <text:p text:style-name="P2">You picked 4. Quit</text:p>
      <text:p text:style-name="Text_20_body"/>
      <text:p text:style-name="P2">Saving the Contact List...</text:p>
      <text:p text:style-name="P2">Goodbye!</text:p>
      <text:p text:style-name="P1"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1T20:26:33.27</meta:creation-date>
    <dc:date>2016-03-02T18:42:09.27</dc:date>
    <dc:creator>Kuxhlani Jayasinya</dc:creator>
    <meta:editing-duration>PT4H25M13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4" meta:paragraph-count="119" meta:word-count="449" meta:character-count="2416"/>
  </office:meta>
</office:document-meta>
</file>